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6.431cm" style:rel-column-width="3646*"/>
    </style:style>
    <style:style style:name="Table57.B" style:family="table-column">
      <style:table-column-properties style:column-width="5.001cm" style:rel-column-width="2835*"/>
    </style:style>
    <style:style style:name="Table57.C" style:family="table-column">
      <style:table-column-properties style:column-width="5.565cm" style:rel-column-width="3155*"/>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6.999cm" table:align="margins"/>
    </style:style>
    <style:style style:name="Table58.A" style:family="table-column">
      <style:table-column-properties style:column-width="6.193cm" style:rel-column-width="3511*"/>
    </style:style>
    <style:style style:name="Table58.B" style:family="table-column">
      <style:table-column-properties style:column-width="5.292cm" style:rel-column-width="3000*"/>
    </style:style>
    <style:style style:name="Table58.C" style:family="table-column">
      <style:table-column-properties style:column-width="5.512cm" style:rel-column-width="3125*"/>
    </style:style>
    <style:style style:name="Table58.A1" style:family="table-cell">
      <style:table-cell-properties fo:padding="0.097cm" fo:border-left="0.002cm solid #000000" fo:border-right="none" fo:border-top="0.002cm solid #000000" fo:border-bottom="0.002cm solid #000000"/>
    </style:style>
    <style:style style:name="Table58.C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fo:font-style="italic" style:font-style-asian="italic" style:font-style-complex="italic"/>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8.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virhe malliratkaisussa)<text:tab/>29</text:p>
          <text:p text:style-name="P9">6.6 Testitapaus 6 (tiedostoon kirjoitus)<text:tab/>29</text:p>
          <text:p text:style-name="P9">6.7 Testitapaus 7 ()<text:tab/>29</text:p>
          <text:p text:style-name="P9">6.8 Testitapaus 8 ()<text:tab/>29</text:p>
          <text:p text:style-name="P8">7. Yhteenveto<text:tab/>31</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TitoTrainerissa testattavat asiat ovat java-luokat ja jsp-sivut. Java-luokat testasivat itse niiden toteuttajat, joko käyttäen JUnittia, tai testaamalla koodin käyttöliittymän kautta tutkien tuloksia tietokannasta. Jsp-sivut testattiin suoraan toimivan käyttöliittymän kautta käyttötapauksittain, joiden tulokset on kirjattu tarkasti tämän dokumentin lukuun 5.</text:p>
      <text:p text:style-name="Text_20_body">TitoTraineria testattiin ensimmäisessä syklissä viikon ajan. Aikatauluongelmista johtuen testaus ei ollut kuitenkaan kovinkaan systemaattista. Toisessa syklissä ohjelmaa testattiin viikoilla 48, 49 ja 50. Testauksessa havaitut virheet kirjattiin aina CVS:ssä sijaitsevaan bugilistaan, joten ohjelman toimivuudesta oli aina ajankohtainen tilanne kaikkien saataville. Bugilistassa olevat virheet pyrittiin korjaamaan mahdollisimman nopeasti virheen havaitsemisen jälkeen.</text:p>
      <text:p text:style-name="Text_20_body">Viimeisin versio luovutettiin asiakkaalle 14.12.2006 viimeistä testausta varten.</text:p>
      <text:h text:style-name="Heading_20_2" text:outline-level="2">3.2 Testaukseen käytetyt resurssit</text:h>
      <text:h text:style-name="Heading_20_3" text:outline-level="3">3.2.1 Henkilöstö</text:h>
      <text:p text:style-name="Text_20_body">G</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aro</text:p>
      <text:p text:style-name="Text_20_body"><text:tab/><text:span text:style-name="T2">Päivämäärä</text:span>: Koko projektin aikana</text:p>
      <text:p text:style-name="Text_20_body"><text:tab/><text:span text:style-name="T2">Testin kuvaus</text:span>: Jokainen metodi on testattu toimivassa ympäristössä webbikäyttöliittymän <text:tab/>kautta oikealla datalla. Erillistä JUnit testausta ei olla suoritettu.</text:p>
      <text:p text:style-name="Text_20_body"><text:tab/><text:span text:style-name="T2">Lausekattavuus</text:span>: 95%.</text:p>
      <text:p text:style-name="Text_20_body"><text:tab/><text:span text:style-name="T2">Odotetut tulokset</text:span>: Palauttaa metodin kuvauksessa olevia arvoja ja tekee kantaan päivityksiä <text:tab/>metodien kuvauksien mukaisesti.</text:p>
      <text:p text:style-name="Text_20_body"><text:tab/><text:span text:style-name="T2">Havaitut virheet</text:span>: Virheitä oli paljon, mutta kaikki esiintyneet virheet on korjattu. <text:tab/>Yleisimmät virheet olivat SQL-lausevirheitä</text:p>
      <text:p text:style-name="Text_20_body"><text:tab/><text:span text:style-name="T2">Tulokset</text:span>: Testit suoritettu onnistuneesti.</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Jari</text:p>
      <text:p text:style-name="Text_20_body"><text:tab/><text:span text:style-name="T2">Päivämäärä</text:span>: Marraskuu 2006</text:p>
      <text:p text:style-name="Text_20_body"><text:tab/><text:span text:style-name="T2">Testin kuvaus</text:span>: Luokan ollessa http-servletti on sitä testattu toimivassa ympäristössä <text:tab/>webbikäyttöliittymän <text:tab/>kautta oikealla datalla. Erillistä JUnit testausta ei olla suoritettu.</text:p>
      <text:p text:style-name="Text_20_body"><text:tab/><text:span text:style-name="T2">Lausekattavuus</text:span>: 90%.</text:p>
      <text:p text:style-name="Text_20_body"><text:tab/><text:span text:style-name="T2">Odotetut tulokset</text:span>: Saa Feedback-olion TitoAnalyzeristä, lisää vastauksen kantaan <text:tab/>DBHandlerilla, ja ohjaa käyttäjän takaisin tehtävään vastaamissivulle.</text:p>
      <text:p text:style-name="Text_20_body"><text:tab/><text:span text:style-name="T2">Havaitut virheet</text:span>: Pieniä epäselvyyksiä analyzerin palauttamien tietojen suhteen.</text:p>
      <text:p text:style-name="Text_20_body"><text:tab/><text:span text:style-name="T2">Tulokset</text:span>: Kaikki toimii oikein.</text:p>
      <text:p text:style-name="Text_20_body"/>
      <text:h text:style-name="Heading_20_2" text:outline-level="2">4.7 AnswerState, StudentAnswers</text:h>
      <text:p text:style-name="Text_20_body"><text:tab/><text:span text:style-name="T2">Testaaja</text:span>: Taro</text:p>
      <text:p text:style-name="Text_20_body"><text:tab/><text:span text:style-name="T2">Päivämäärä</text:span>: Marraskuu 2006</text:p>
      <text:p text:style-name="Text_20_body"><text:tab/><text:span text:style-name="T2">Testin kuvaus</text:span>: Ks. luokat ovat hyvin yksinkertaisia, lähes kontainerimaisia, joten erillistä <text:tab/>testausta ei ole suoritettu. Testausta on tehty aina luokkien uusien ominaisuuksien <text:tab/>toteutuksen jälkeen.</text:p>
      <text:p text:style-name="Text_20_body"><text:tab/><text:span text:style-name="T2">Lausekattavuus</text:span>: 80%.</text:p>
      <text:p text:style-name="Text_20_body"><text:tab/><text:span text:style-name="T2">Odotetut tulokset</text:span>: Asettaa ja palauttaa pyydetyt arvot. </text:p>
      <text:p text:style-name="Text_20_body"><text:tab/><text:span text:style-name="T2">Havaitut virheet</text:span>: Ei virheitä.</text:p>
      <text:p text:style-name="Text_20_body"><text:tab/><text:span text:style-name="T2">Tulokset</text:span>: Onnistuneesti.</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xt:span text:style-name="T2">Tekstikentät:</text:span> Username, Password</text:p>
        </text:list-item>
        <text:list-item>
          <text:p text:style-name="P13"><text:span text:style-name="T2">Painikkeet:</text:span>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xt:span text:style-name="T2">Tekstikentät:</text:span> Course name, New category </text:p>
        </text:list-item>
      </text:list>
      <text:list text:style-name="L4">
        <text:list-item>
          <text:p text:style-name="P20"><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0"><text:span text:style-name="T2">Linkit:</text:span> Create new task (English), Create new task (Finnish), Task list, Search users [<text:span text:style-name="T4">kt7</text:span><text:span text:style-name="T5">]</text:span>, Logout [<text:span text:style-name="T4">kt8</text:span><text:span text:style-name="T5">]</text:span></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21">'Course name must be 1-40 characters long'</text:p>
          </table:table-cell>
          <table:table-cell table:style-name="Table3.C2" office:value-type="string">
            <text:p text:style-name="P15">OK</text:p>
          </table:table-cell>
        </table:table-row>
        <table:table-row>
          <table:table-cell table:style-name="Table3.A2" office:value-type="string">
            <text:p text:style-name="P15">Html-koodia “Tito 2006 &lt;a href="www.cs.helsinki.fi/tito2006"&gt;Linkki&lt;/a&gt;”</text:p>
          </table:table-cell>
          <table:table-cell table:style-name="Table3.A2" office:value-type="string">
            <text:p text:style-name="P15">'Course name may not contain characters “, &lt;, &gt;, &amp;.'</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 jossa on halutun kieliset kieliasetukset</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2"><text:span text:style-name="T2">Painikkeet:</text:span> Add variable, Save, kielletyille/vaadituille käskyille olevat napit, Show printable view, Hide printable view (<text:span text:style-name="T4">kt5</text:span>)</text:p>
        </text:list-item>
        <text:list-item>
          <text:p text:style-name="P22"><text:span text:style-name="T2">Radiopainikkeet:</text:span> Fill-In/Programming, Values given by example program/Predefined values</text:p>
        </text:list-item>
        <text:list-item>
          <text:p text:style-name="P22"><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2">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Välilyönt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OK</text:p>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OK</text:p>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OK</text:p>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OK</text:p>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OK</text:p>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OK</text:p>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OK</text:p>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OK</text:p>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Yli 100 000 </text:p>
          </table:table-cell>
          <table:table-cell table:style-name="Table38.A2" office:value-type="string">
            <text:p text:style-name="P15">Varoitus, HYV</text:p>
          </table:table-cell>
          <table:table-cell table:style-name="Table38.C2" office:value-type="string">
            <text:p text:style-name="P15">OK</text:p>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Tyhjä</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OK</text:p>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OK</text:p>
          </table:table-cell>
        </table:table-row>
        <table:table-row>
          <table:table-cell table:style-name="Table43.A2" office:value-type="string">
            <text:p text:style-name="P15">Välilyönti</text:p>
          </table:table-cell>
          <table:table-cell table:style-name="Table43.A2" office:value-type="string">
            <text:p text:style-name="P15">HYV</text:p>
          </table:table-cell>
          <table:table-cell table:style-name="Table43.C2" office:value-type="string">
            <text:p text:style-name="P15">OK</text:p>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Tyhjä</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Välilyönti</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OK</text:p>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OK</text:p>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OK</text:p>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OK</text:p>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OK</text:p>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3">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4"><text:span text:style-name="T2">Tekstikentät:</text:span> Search users</text:p>
        </text:list-item>
        <text:list-item>
          <text:p text:style-name="P24"><text:span text:style-name="T2">Painikkeet:</text:span> Search, Remove user</text:p>
        </text:list-item>
        <text:list-item>
          <text:p text:style-name="P25">Linkit:<text:span text:style-name="T6"> käyttäjän nimi</text:span></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p text:style-name="P18"/>
      <text:p text:style-name="P14">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5">Painallus</text:p>
          </table:table-cell>
          <table:table-cell table:style-name="Table6.A2" office:value-type="string">
            <text:p text:style-name="P15">Siirrytään käyttäjätietosivulle.</text:p>
          </table:table-cell>
          <table:table-cell table:style-name="Table6.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xt:span text:style-name="T2">Tekstikentät:</text:span> First name, Last name, Student number, Social security number, E-mail, User name, Password, Password again.</text:p>
        </text:list-item>
        <text:list-item>
          <text:p text:style-name="P13"><text:span text:style-name="T2">Painikkeet:</text:span>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xt:span text:style-name="T2">Tekstikentät:</text:span> Username, Password</text:p>
        </text:list-item>
        <text:list-item>
          <text:p text:style-name="P13"><text:span text:style-name="T2">Dropdown-valikot:</text:span> Course, Language</text:p>
        </text:list-item>
        <text:list-item>
          <text:p text:style-name="P13"><text:span text:style-name="T2">Painikkeet:</text:span> Sign in</text:p>
        </text:list-item>
        <text:list-item>
          <text:p text:style-name="P13"><text:span text:style-name="T2">Linkit:</text:span> Sign up, Forgot your password?</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4"/>
      <text:p text:style-name="P14">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6">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Painallus</text:p>
          </table:table-cell>
          <table:table-cell table:style-name="Table47.A2" office:value-type="string">
            <text:p text:style-name="P15">Siirtää käyttäjän salasananpostitus-sivulle</text:p>
          </table:table-cell>
          <table:table-cell table:style-name="Table47.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6"><text:span text:style-name="T2">Linkit:</text:span> Logout (<text:span text:style-name="T4">kt13</text:span>), <text:s/>Tehtävän nimi</text:p>
        </text:list-item>
      </text:list>
      <text:p text:style-name="Standard"/>
      <text:p text:style-name="P14">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7"><text:span text:style-name="T2">Tekstikentät:</text:span> Simulator input, Program code</text:p>
        </text:list-item>
        <text:list-item>
          <text:p text:style-name="P27"><text:span text:style-name="T2">Painikkeet:</text:span>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OK, No more keyboard data stored on applicatio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8"><text:span text:style-name="T2">Tekstikentät:</text:span> First name, Last name, Student number, Social security number, E-mail, New password, New password again.</text:p>
        </text:list-item>
      </text:list>
      <text:list text:style-name="L11">
        <text:list-item>
          <text:p text:style-name="P29"><text:span text:style-name="T2">Painikkeet:</text:span> Save</text:p>
        </text:list-item>
      </text:list>
      <text:p text:style-name="Text_20_body">Password-kenttiä lukuun 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p text:style-name="Standard"><text:span text:style-name="T4">V7.</text:span> Salasanan lähetys</text:p>
      <text:p text:style-name="Standard">Sivu: Salasanan lähetyssivu (send_email.jsp)</text:p>
      <text:p text:style-name="Standard">Testattavat käyttöliittymäkomponentit:</text:p>
      <text:list text:style-name="L12">
        <text:list-item>
          <text:p text:style-name="P30">tekstikenttä Username</text:p>
        </text:list-item>
        <text:list-item>
          <text:p text:style-name="P30">Painike Send</text:p>
        </text:list-item>
      </text:list>
      <text:p text:style-name="Standard"/>
      <text:p text:style-name="P18">Tekstikenttä: Username</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yöte</text:p>
            </table:table-cell>
            <table:table-cell table:style-name="Table57.A1" office:value-type="string">
              <text:p text:style-name="Table_20_Heading">Toivottu tulos</text:p>
            </table:table-cell>
            <table:table-cell table:style-name="Table57.C1" office:value-type="string">
              <text:p text:style-name="Table_20_Heading">Saatu tulos</text:p>
            </table:table-cell>
          </table:table-row>
        </table:table-header-rows>
        <table:table-row>
          <table:table-cell table:style-name="Table57.A2" office:value-type="string">
            <text:p text:style-name="P15">tyhjä</text:p>
          </table:table-cell>
          <table:table-cell table:style-name="Table57.A2" office:value-type="string">
            <text:p text:style-name="P15">Käyttäjätunnusta ei löydy</text:p>
          </table:table-cell>
          <table:table-cell table:style-name="Table57.C2" office:value-type="string">
            <text:p text:style-name="P15">OK</text:p>
          </table:table-cell>
        </table:table-row>
        <table:table-row>
          <table:table-cell table:style-name="Table57.A2" office:value-type="string">
            <text:p text:style-name="P15">välilyönti</text:p>
          </table:table-cell>
          <table:table-cell table:style-name="Table57.A2" office:value-type="string">
            <text:p text:style-name="P15">Käyttäjätunnusta ei löydy</text:p>
          </table:table-cell>
          <table:table-cell table:style-name="Table57.C2" office:value-type="string">
            <text:p text:style-name="P15">OK</text:p>
          </table:table-cell>
        </table:table-row>
        <table:table-row>
          <table:table-cell table:style-name="Table57.A2" office:value-type="string">
            <text:p text:style-name="P15">Oikea: morimoto</text:p>
          </table:table-cell>
          <table:table-cell table:style-name="Table57.A2" office:value-type="string">
            <text:p text:style-name="P15">HYV</text:p>
          </table:table-cell>
          <table:table-cell table:style-name="Table57.C2" office:value-type="string">
            <text:p text:style-name="P15">OK</text:p>
          </table:table-cell>
        </table:table-row>
        <table:table-row>
          <table:table-cell table:style-name="Table57.A2" office:value-type="string">
            <text:p text:style-name="P15">Väärä: morimot</text:p>
          </table:table-cell>
          <table:table-cell table:style-name="Table57.A2" office:value-type="string">
            <text:p text:style-name="P15">Käyttäjätunnusta ei löydy</text:p>
          </table:table-cell>
          <table:table-cell table:style-name="Table57.C2" office:value-type="string">
            <text:p text:style-name="P15">OK</text:p>
          </table:table-cell>
        </table:table-row>
      </table:table>
      <text:p text:style-name="Text_20_body"><text:span text:style-name="T4"/></text:p>
      <text:p text:style-name="P14">Painike: Send<text:line-break/></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Syöte</text:p>
            </table:table-cell>
            <table:table-cell table:style-name="Table58.A1" office:value-type="string">
              <text:p text:style-name="Table_20_Heading">Toivottu tulos</text:p>
            </table:table-cell>
            <table:table-cell table:style-name="Table58.C1" office:value-type="string">
              <text:p text:style-name="Table_20_Heading">Saatu tulos</text:p>
            </table:table-cell>
          </table:table-row>
        </table:table-header-rows>
        <table:table-row>
          <table:table-cell table:style-name="Table58.A2" office:value-type="string">
            <text:p text:style-name="P15">Painallus, cs.helsinki.fi – muotoinen sähköposti</text:p>
          </table:table-cell>
          <table:table-cell table:style-name="Table58.A2" office:value-type="string">
            <text:p text:style-name="P15">Lähettää sähköpostin, jossa 6-12 merkkiä pitkä uusi salasana.</text:p>
          </table:table-cell>
          <table:table-cell table:style-name="Table58.C2" office:value-type="string">
            <text:p text:style-name="P15">OK</text:p>
          </table:table-cell>
        </table:table-row>
        <table:table-row>
          <table:table-cell table:style-name="Table58.A2" office:value-type="string">
            <text:p text:style-name="P15">Painallus, salasana muunlainen</text:p>
          </table:table-cell>
          <table:table-cell table:style-name="Table58.A2" office:value-type="string">
            <text:p text:style-name="P15">Kerrotaan käyttäjälle, että ottaa yhteyttä opettajaan.</text:p>
          </table:table-cell>
          <table:table-cell table:style-name="Table58.C2" office:value-type="string">
            <text:p text:style-name="P15">OK</text:p>
          </table:table-cell>
        </table:table-row>
      </table:table>
      <text:p text:style-name="P14"/>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s return.</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3</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1T15:54:41</dc:date>
    <dc:language>en-US</dc:language>
    <meta:editing-cycles>89</meta:editing-cycles>
    <meta:editing-duration>P1DT0H14M13S</meta:editing-duration>
    <meta:user-defined meta:name="Info 1"/>
    <meta:user-defined meta:name="Info 2"/>
    <meta:user-defined meta:name="Info 3"/>
    <meta:user-defined meta:name="Info 4"/>
    <meta:document-statistic meta:table-count="58" meta:image-count="0" meta:object-count="0" meta:page-count="36" meta:paragraph-count="1175" meta:word-count="3931" meta:character-count="28845"/>
  </office:meta>
</office:document-meta>
</file>